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dfb" officeooo:paragraph-rsid="0009ddfb"/>
    </style:style>
    <style:style style:name="P2" style:family="paragraph" style:parent-style-name="Standard">
      <style:paragraph-properties fo:line-height="150%"/>
      <style:text-properties fo:font-size="14pt" officeooo:rsid="0009ddfb" officeooo:paragraph-rsid="0009ddfb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09ddfb" officeooo:paragraph-rsid="0009ddf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9ddfb" officeooo:paragraph-rsid="0009ddfb" style:font-size-asian="20pt" style:font-weight-asian="bold" style:font-size-complex="20pt" style:font-weight-complex="bold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size="14pt" fo:font-weight="bold" officeooo:rsid="000acb14" officeooo:paragraph-rsid="0009ddfb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size="14pt" fo:font-weight="bold" officeooo:rsid="000cca80" officeooo:paragraph-rsid="0009ddfb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acb14" officeooo:paragraph-rsid="0009ddfb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size="14pt" officeooo:rsid="000acb14" officeooo:paragraph-rsid="0009ddfb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048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trôle de connaissances</text:p>
      <text:p text:style-name="P4">HLP C</text:p>
      <text:p text:style-name="P1"/>
      <text:p text:style-name="P2"/>
      <text:p text:style-name="P3">Si vous disposez d’un tiers-temps, indiquez-le sur votre copie. <text:span text:style-name="T2">Dans ce cas, v</text:span>ous aurez uniquement à répondre aux <text:span text:style-name="T2">8 </text:span>questions <text:span text:style-name="T1">en gras</text:span> et précédées d’une étoile.</text:p>
      <text:p text:style-name="P3"/>
      <text:list xml:id="list957122010" text:style-name="L1">
        <text:list-item>
          <text:p text:style-name="P5">* Expliquez la différence entre essence et accident.</text:p>
        </text:list-item>
        <text:list-item>
          <text:p text:style-name="P7">Donnez au moins une cause finale des grandes découvertes.</text:p>
        </text:list-item>
        <text:list-item>
          <text:p text:style-name="P5">* Donnez les deux sens principaux de la notion de culture.</text:p>
        </text:list-item>
        <text:list-item>
          <text:p text:style-name="P8">Au Moyen-Âge, on situe l’homme par opposition à deux types d’êtres. Lesquels ?</text:p>
        </text:list-item>
        <text:list-item>
          <text:p text:style-name="P5">* Pour un Grec, qu’est-ce qu’un « barbare » ? D’où vient ce mot ?</text:p>
        </text:list-item>
        <text:list-item>
          <text:p text:style-name="P5">* Quand on utilise le mot « barbare » dans son sens ethnocentrique, on fait en réalité deux choses. Lesquelles ?</text:p>
        </text:list-item>
        <text:list-item>
          <text:p text:style-name="P5">* Définissez l’ethnocentrisme.</text:p>
        </text:list-item>
        <text:list-item>
          <text:p text:style-name="P8">Quelle est la tendance psychologique profonde dans laquelle s’enracine l’ethnocentrisme ?</text:p>
        </text:list-item>
        <text:list-item>
          <text:p text:style-name="P5">* Expliquez en quoi l’ethnocentrisme est une attitude intellectuelle paradoxale.</text:p>
        </text:list-item>
        <text:list-item>
          <text:p text:style-name="P6"><text:s/>* Expliquez ce qu’est le relativisme culturel.</text:p>
        </text:list-item>
        <text:list-item>
          <text:p text:style-name="P6"><text:s/>* Pourquoi le relativisme culturel est-il une attitude contradictoire 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14:35:00.240000000</meta:creation-date>
    <dc:title>Page vierge</dc:title>
    <meta:generator>LibreOffice/7.2.5.2$Windows_X86_64 LibreOffice_project/499f9727c189e6ef3471021d6132d4c694f357e5</meta:generator>
    <meta:editing-duration>PT4M33S</meta:editing-duration>
    <meta:editing-cycles>3</meta:editing-cycles>
    <dc:date>2022-10-20T15:19:45.109000000</dc:date>
    <meta:document-statistic meta:table-count="0" meta:image-count="0" meta:object-count="0" meta:page-count="1" meta:paragraph-count="14" meta:word-count="160" meta:character-count="954" meta:non-whitespace-character-count="817"/>
    <meta:template xlink:type="simple" xlink:actuate="onRequest" xlink:title="Page vierge" xlink:href="../../../../../../../AppData/Roaming/LibreOffice/4/user/template/Page%20vierge1.ott" meta:date="2022-10-20T14:34:59.879000000"/>
  </office:meta>
</office:document-meta>
</file>